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Utils.getMBeanInterface( @ Nullable Class &lt; ? &gt; clazz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xUtils.isMBean( @ Nullable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xUtils.locat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.parameterInfoToTypes( @ Nullable MBeanParameterInfo [ ] paramInfo , @ Nullable ClassLoader classLo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xUtils.getMethodSignature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xUtils.getClassToExpose( Object manag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.getAttributeName( PropertyDescriptor property , boolean useStrictCas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xUtils.locateMBeanServer( @ Nullable String agentI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mxUtils.getMXBeanInterface( @ Nullable Class &lt; ? &gt; clazz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xUtils.getClassToExpos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.parameterInfoToTypes( @ Nullable MBeanParameterInfo [ ] param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.appendIdentityToObjectName( ObjectName objectName , Object managed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